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3000000988E6769938D6D5E68.png" manifest:media-type="image/png"/>
  <manifest:file-entry manifest:full-path="Pictures/1000000000000524000000A1921C6D65CF9AA07B.png" manifest:media-type="image/png"/>
  <manifest:file-entry manifest:full-path="Pictures/10000000000004490000009F56104370C9F4E406.png" manifest:media-type="image/png"/>
  <manifest:file-entry manifest:full-path="Pictures/1000000000000525000000A2A8A0972DA119C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fd05" officeooo:paragraph-rsid="0002f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</text:p>
      <text:p text:style-name="P1"><draw:frame draw:style-name="fr1" draw:name="Figura1" text:anchor-type="paragraph" svg:width="17cm" svg:height="2.066cm" draw:z-index="0"><draw:image xlink:href="Pictures/10000000000004E3000000988E6769938D6D5E68.png" xlink:type="simple" xlink:show="embed" xlink:actuate="onLoad"/></draw:frame></text:p>
      <text:p text:style-name="P1"><draw:frame draw:style-name="fr1" draw:name="Figura2" text:anchor-type="paragraph" svg:width="17cm" svg:height="2.08cm" draw:z-index="1"><draw:image xlink:href="Pictures/1000000000000524000000A1921C6D65CF9AA07B.png" xlink:type="simple" xlink:show="embed" xlink:actuate="onLoad"/></draw:frame></text:p>
      <text:p text:style-name="P1"><draw:frame draw:style-name="fr1" draw:name="Figura3" text:anchor-type="paragraph" svg:width="17cm" svg:height="2.09cm" draw:z-index="2"><draw:image xlink:href="Pictures/1000000000000525000000A2A8A0972DA119C867.png" xlink:type="simple" xlink:show="embed" xlink:actuate="onLoad"/></draw:frame></text:p>
      <text:p text:style-name="P1"><draw:frame draw:style-name="fr1" draw:name="Figura4" text:anchor-type="paragraph" svg:width="17cm" svg:height="2.462cm" draw:z-index="3"><draw:image xlink:href="Pictures/10000000000004490000009F56104370C9F4E40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34:41.797000000</meta:creation-date>
    <dc:date>2018-03-29T16:04:00.884000000</dc:date>
    <meta:editing-duration>PT29M17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2" meta:non-whitespace-character-count="2"/>
  </office:meta>
</office:document-meta>
</file>